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  <style:paragraph-properties style:writing-mode="lr-tb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  <style:paragraph-properties style:writing-mode="lr-tb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2.1cm"/>
      <style:paragraph-properties style:writing-mode="lr-tb"/>
    </style:style>
    <style:style style:name="gr8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false" style:shrink-to-fit="true" fo:min-height="10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58cm" fo:min-width="6.666cm"/>
      <style:paragraph-properties style:writing-mode="lr-tb"/>
    </style:style>
    <style:style style:name="gr16" style:family="graphic" style:parent-style-name="standard">
      <style:graphic-properties svg:stroke-color="#3465a4" draw:fill="solid" draw:fill-color="#fc5c00" draw:textarea-horizontal-align="justify" draw:textarea-vertical-align="middle" draw:auto-grow-height="false" fo:min-height="3.588cm" fo:min-width="6.666cm"/>
      <style:paragraph-properties style:writing-mode="lr-tb"/>
    </style:style>
    <style:style style:name="gr17" style:family="graphic" style:parent-style-name="standard">
      <style:graphic-properties draw:fill="solid" draw:fill-color="#fde9a9" draw:textarea-horizontal-align="justify" draw:textarea-vertical-align="middle" draw:auto-grow-height="false" fo:min-height="2.418cm" fo:min-width="6.666cm"/>
      <style:paragraph-properties style:writing-mode="lr-tb"/>
    </style:style>
    <style:style style:name="gr18" style:family="graphic" style:parent-style-name="standard">
      <style:graphic-properties draw:fill="solid" draw:fill-color="#f9cfb5" draw:textarea-horizontal-align="justify" draw:textarea-vertical-align="middle" draw:auto-grow-height="false" fo:min-height="1.45cm" fo:min-width="6.666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4.929cm" fo:min-width="5.48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6.423cm"/>
      <style:paragraph-properties style:writing-mode="lr-tb"/>
    </style:style>
    <style:style style:name="gr2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8.716cm" fo:min-width="15.7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1.646cm" fo:min-width="3.13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025cm" fo:min-width="0.8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205cm" fo:min-width="0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923cm" fo:min-width="0.7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7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1.073cm" fo:min-width="1.44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77cm" fo:min-width="1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948cm" fo:min-width="1.8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895cm" fo:min-width="0.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6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518cm" fo:min-width="0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1.15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22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5cm" fo:min-width="0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8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language="en" fo:country="G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c5c00"/>
      <style:paragraph-properties fo:text-align="center"/>
      <style:text-properties fo:font-size="18pt" fo:language="en" fo:country="GB"/>
    </style:style>
    <style:style style:name="P15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16" style:family="paragraph">
      <style:paragraph-properties fo:text-align="center"/>
      <style:text-properties fo:font-size="18pt" fo:language="en" fo:country="GB"/>
    </style:style>
    <style:style style:name="P17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18" style:family="paragraph">
      <loext:graphic-properties draw:fill="none" draw:fill-color="#ffffff"/>
      <style:text-properties fo:font-size="18pt" fo:language="en" fo:country="GB"/>
    </style:style>
    <style:style style:name="P19" style:family="paragraph">
      <loext:graphic-properties draw:fill-color="#ffffff"/>
      <style:text-properties fo:font-size="20pt" fo:language="en" fo:country="GB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solid" draw:fill-color="#fc5c00"/>
      <style:paragraph-properties fo:text-align="center"/>
      <style:text-properties fo:font-size="18pt"/>
    </style:style>
    <style:style style:name="P25" style:family="paragraph">
      <loext:graphic-properties draw:fill="solid" draw:fill-color="#fde9a9"/>
      <style:paragraph-properties fo:text-align="center"/>
      <style:text-properties fo:font-size="18pt"/>
    </style:style>
    <style:style style:name="P26" style:family="paragraph">
      <loext:graphic-properties draw:fill="solid" draw:fill-color="#f9cfb5"/>
      <style:paragraph-properties fo:text-align="center"/>
      <style:text-properties fo:font-size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45pt" style:language-asian="en" style:country-asian="US" style:font-style-asian="normal" style:font-weight-asian="bold" style:font-name-complex="Lucida Sans" style:font-size-complex="4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e181e" loext:opacity="100%" fo:font-weight="bold" style:font-weight-asian="bold" style:font-weight-complex="bold"/>
    </style:style>
    <style:style style:name="T25" style:family="text">
      <style:text-properties fo:color="#ce181e" loext:opacity="100%" style:text-underline-style="none" fo:font-weight="bold" style:font-weight-asian="bold" style:font-weight-complex="bold"/>
    </style:style>
    <style:style style:name="T26" style:family="text">
      <style:text-properties fo:color="#ce181e" loext:opacity="100%" fo:text-shadow="none" fo:font-weight="bold" style:font-weight-asian="bold" style:font-weight-complex="bold"/>
    </style:style>
    <style:style style:name="T27" style:family="text">
      <style:text-properties fo:color="#ce181e" loext:opacity="100%" fo:font-size="18pt" fo:font-weight="bold" style:font-weight-asian="bold" style:font-weight-complex="bold"/>
    </style:style>
    <style:style style:name="T28" style:family="text">
      <style:text-properties fo:color="#ce181e" loext:opacity="100%" fo:font-size="18pt" style:text-underline-style="none" fo:font-weight="bold" style:font-weight-asian="bold" style:font-weight-complex="bold"/>
    </style:style>
    <style:style style:name="T29" style:family="text">
      <style:text-properties fo:color="#18a303" loext:opacity="100%" fo:font-size="18pt" fo:font-weight="bold" style:font-weight-asian="bold" style:font-weight-complex="bold"/>
    </style:style>
    <style:style style:name="T30" style:family="text">
      <style:text-properties style:use-window-font-color="true" loext:opacity="0%" fo:font-size="18pt" fo:font-weight="normal" style:font-weight-asian="normal" style:font-weight-complex="normal"/>
    </style:style>
    <style:style style:name="T31" style:family="text">
      <style:text-properties style:use-window-font-color="true" loext:opacity="0%" fo:font-size="18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4: IOb-SoC Tour (continued) and first Verilog notion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</text:span><text:span text:style-name="T3">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>
        <office:forms form:automatic-focus="false" form:apply-design-mode="false"/>
        <draw:custom-shape draw:style-name="gr2" draw:text-style-name="P6" xml:id="id1" draw:id="id1" draw:layer="layout" svg:width="3.4cm" svg:height="0.6cm" draw:transform="rotate (1.5707963267949) translate (17.965cm 10.227cm)">
          <draw:glue-point draw:id="8" svg:x="5cm" svg:y="3.27cm"/>
          <draw:glue-point draw:id="9" svg:x="5cm" svg:y="1.35cm"/>
          <draw:glue-point draw:id="10" svg:x="5cm" svg:y="-1.255cm"/>
          <draw:glue-point draw:id="11" svg:x="5cm" svg:y="-3.252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itle 1" presentation:style-name="pr4" draw:text-style-name="P8" draw:layer="layout" svg:width="19.304cm" svg:height="2.411cm" svg:x="6.696cm" svg:y="0.779cm" presentation:class="title" presentation:user-transformed="true">
          <draw:text-box>
            <text:p text:style-name="P7"><text:span text:style-name="T4">IOb-SoC: recap of last lesson &amp; more </text:span></text:p>
          </draw:text-box>
        </draw:frame>
        <draw:frame draw:name="Date Placeholder 3" presentation:style-name="pr5" draw:text-style-name="P10" draw:layer="layout" svg:width="5.131cm" svg:height="0.851cm" svg:x="2.065cm" svg:y="21.618cm" presentation:class="date-time" presentation:user-transformed="true">
          <draw:text-box>
            <text:p text:style-name="P9"><text:span text:style-name="T5"><text:date style:data-style-name="D4" text:date-value="2022-12-19">19/12/2022</text:date></text:span></text:p>
          </draw:text-box>
        </draw:frame>
        <draw:frame draw:name="Footer Placeholder 4" presentation:style-name="pr5" draw:text-style-name="P12" draw:layer="layout" svg:width="8.646cm" svg:height="0.851cm" svg:x="8.075cm" svg:y="21.618cm" presentation:class="footer" presentation:user-transformed="true">
          <draw:text-box>
            <text:p text:style-name="P11"><text:span text:style-name="T5">EC/SEC: DEEC/Instituto Superior Técnico </text:span></text:p>
          </draw:text-box>
        </draw:frame>
        <draw:custom-shape draw:style-name="gr3" draw:text-style-name="P14" xml:id="id3" draw:id="id3" draw:layer="layout" svg:width="4cm" svg:height="2.6cm" svg:x="10.6cm" svg:y="7.2cm">
          <text:p text:style-name="P13"><text:span text:style-name="T6">CPU</text:span></text:p>
          <text:p text:style-name="P13"><text:span text:style-name="T6">Wrapper</text:span></text:p>
          <text:p text:style-name="P13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3.4cm" svg:height="0.6cm" svg:x="19.066cm" svg:y="10.452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5" xml:id="id4" draw:id="id4" draw:layer="layout" svg:width="3.283cm" svg:height="2.843cm" svg:x="3.789cm" svg:y="7.084cm">
          <text:p text:style-name="P13"><text:span text:style-name="T6">Dual-Port</text:span></text:p>
          <text:p text:style-name="P13"><text:span text:style-name="T6">I/D</text:span></text:p>
          <text:p text:style-name="P13"><text:span text:style-name="T6">Memor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565cm" svg:y1="9.638cm" svg:x2="20.767cm" svg:y2="10.452cm" draw:start-shape="id1" draw:start-glue-point="8" draw:end-shape="id2" draw:end-glue-point="5" svg:d="M18565 9638h2202v814" svg:viewBox="0 0 2203 815">
          <text:p/>
        </draw:connector>
        <draw:connector draw:style-name="gr6" draw:text-style-name="P6" draw:layer="layout" svg:x1="10.6cm" svg:y1="8.5cm" svg:x2="7.072cm" svg:y2="8.505cm" draw:start-shape="id3" draw:end-shape="id4" draw:end-glue-point="1" svg:d="M10600 8500h-1764v5h-1764" svg:viewBox="0 0 3529 6">
          <text:p/>
        </draw:connector>
        <draw:connector draw:style-name="gr6" draw:text-style-name="P6" draw:layer="layout" svg:x1="21.874cm" svg:y1="11.052cm" svg:x2="21.889cm" svg:y2="14.392cm" draw:start-shape="id2" draw:start-glue-point="11" draw:end-shape="id5" svg:d="M21874 11052v1670h15v1670" svg:viewBox="0 0 16 3341">
          <text:p/>
        </draw:connector>
        <draw:custom-shape draw:style-name="gr7" draw:text-style-name="P16" xml:id="id5" draw:id="id5" draw:layer="layout" svg:width="2.6cm" svg:height="2cm" svg:x="20.589cm" svg:y="14.392cm">
          <text:p text:style-name="P13"><text:span text:style-name="T6">UART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6" draw:id="id6" draw:layer="layout" svg:width="3.4cm" svg:height="2.6cm" svg:x="11.425cm" svg:y="14.267cm">
          <text:p text:style-name="P13"><text:span text:style-name="T6">User</text:span></text:p>
          <text:p text:style-name="P13"><text:span text:style-name="T6">Hardware</text:span></text:p>
          <text:p text:style-name="P13"><text:span text:style-name="T6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9.652cm" svg:y1="11.052cm" svg:x2="13.125cm" svg:y2="14.267cm" draw:start-shape="id2" draw:start-glue-point="8" draw:end-shape="id6" draw:end-glue-point="0" svg:d="M19652 11052v1608h-6527v1607" svg:viewBox="0 0 6528 3216">
          <text:p/>
        </draw:connector>
        <draw:frame draw:style-name="gr9" draw:text-style-name="P18" draw:layer="layout" svg:width="3.69cm" svg:height="0.962cm" svg:x="21.889cm" svg:y="12.59cm">
          <draw:text-box>
            <text:p><text:span text:style-name="T6">UART BUS</text:span></text:p>
          </draw:text-box>
        </draw:frame>
        <draw:frame draw:style-name="gr10" draw:text-style-name="P18" draw:layer="layout" svg:width="6.683cm" svg:height="0.962cm" svg:x="10.013cm" svg:y="11.636cm">
          <draw:text-box>
            <text:p><text:span text:style-name="T6">ACCELERATOR BUS</text:span></text:p>
          </draw:text-box>
        </draw:frame>
        <draw:frame draw:style-name="gr11" draw:text-style-name="P18" draw:layer="layout" svg:width="2.592cm" svg:height="0.962cm" svg:x="14.857cm" svg:y="7.543cm">
          <draw:text-box>
            <text:p><text:span text:style-name="T6">DBUS</text:span></text:p>
          </draw:text-box>
        </draw:frame>
        <draw:connector draw:style-name="gr6" draw:text-style-name="P6" draw:layer="layout" draw:line-skew="0cm -0.513cm -0.839cm" svg:x1="18.565cm" svg:y1="7.422cm" svg:x2="3.789cm" svg:y2="8.505cm" draw:start-shape="id1" draw:start-glue-point="11" draw:end-shape="id4" draw:end-glue-point="3" svg:d="M18565 7422h501v-1609h-16618v2692h1341" svg:viewBox="0 0 16619 2693">
          <text:p/>
        </draw:connector>
        <draw:frame draw:style-name="gr12" draw:text-style-name="P18" draw:layer="layout" svg:width="2.343cm" svg:height="0.962cm" svg:x="7.8cm" svg:y="7.538cm">
          <draw:text-box>
            <text:p><text:span text:style-name="T6">IBUS</text:span></text:p>
          </draw:text-box>
        </draw:frame>
        <draw:connector draw:style-name="gr6" draw:text-style-name="P13" draw:layer="layout" svg:x1="17.965cm" svg:y1="8.528cm" svg:x2="14.6cm" svg:y2="8.5cm" draw:start-shape="id1" draw:start-glue-point="5" draw:end-shape="id3" svg:d="M17965 8528h-1683v-28h-1682" svg:viewBox="0 0 3366 29">
          <text:p/>
        </draw:connector>
        <draw:frame draw:style-name="gr13" draw:text-style-name="P18" draw:layer="layout" svg:width="5.4cm" svg:height="0.962cm" svg:x="19.412cm" svg:y="8.676cm">
          <draw:text-box>
            <text:p><text:span text:style-name="T6">PB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7.202cm" svg:height="2.411cm" svg:x="7.284cm" svg:y="0.673cm" presentation:class="title" presentation:user-transformed="true">
          <draw:text-box>
            <text:p text:style-name="P7"><text:span text:style-name="T8">IOb-SoC: directories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9">software</text:span>: C/C++ software programs + python scripts for automation</text:p>
              </text:list-item>
              <text:list-item>
                <text:p><text:span text:style-name="T9">hardware</text:span>: verilog hardware descriptions</text:p>
              </text:list-item>
              <text:list-item>
                <text:p><text:span text:style-name="T9">document</text:span>: latex documents</text:p>
              </text:list-item>
              <text:list-item>
                <text:p><text:span text:style-name="T9">submodules</text:span>: other repositories used by IOb-SoC, uses <text:span text:style-name="T10">git submodule</text:span> techn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8.525cm" svg:height="2.411cm" svg:x="6.634cm" svg:y="0.348cm" presentation:class="title" presentation:user-transformed="true">
          <draw:text-box>
            <text:p text:style-name="P7"><text:span text:style-name="T11">IOb-SoC: the </text:span><text:span text:style-name="T12">software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4.4cm" presentation:class="outline" presentation:user-transformed="true">
          <draw:text-box>
            <text:list text:style-name="L3">
              <text:list-item>
                <text:p>Directories</text:p>
                <text:list>
                  <text:list-item>
                    <text:p><text:span text:style-name="T13">firmware</text:span>: the program to run on IOb-SoC (modify to create your own program)</text:p>
                  </text:list-item>
                  <text:list-item>
                    <text:p><text:span text:style-name="T13">bootloader</text:span>: the resident bootloader program (do not edit)</text:p>
                  </text:list-item>
                </text:list>
              </text:list-item>
              <text:list-item>
                <text:p>Files: (not intended to be edited)</text:p>
                <text:list>
                  <text:list-item>
                    <text:p><text:span text:style-name="T13">software.mk</text:span>: makefile segment for software makefiles</text:p>
                  </text:list-item>
                  <text:list-item>
                    <text:p><text:span text:style-name="T13">system.h</text:span>: system parameters extracted from configurations entered in .mk files </text:p>
                  </text:list-item>
                  <text:list-item>
                    <text:p><text:span text:style-name="T13">template.lds</text:span>: linker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6.112cm" svg:height="2.411cm" svg:x="7.909cm" svg:y="0.676cm" presentation:class="title" presentation:user-transformed="true">
          <draw:text-box>
            <text:p text:style-name="P7"><text:span text:style-name="T11">IOb-SoC: linker script </text:span></text:p>
          </draw:text-box>
        </draw:frame>
        <draw:frame draw:name="Content Placeholder 2" presentation:style-name="pr7" draw:layer="layout" svg:width="11.994cm" svg:height="11.2cm" svg:x="14.068cm" svg:y="5.583cm" presentation:class="outline" presentation:user-transformed="true">
          <draw:text-box>
            <text:p>SECTIONS {</text:p>
            <text:p><text:s text:c="8"/>.memory : {</text:p>
            <text:p><text:s text:c="16"/>. = 0x000000;</text:p>
            <text:p><text:s text:c="16"/>*(.init);</text:p>
            <text:p><text:s text:c="16"/>*(.text);</text:p>
            <text:p><text:s text:c="16"/>*(*);</text:p>
            <text:p><text:s text:c="16"/>. = ALIGN(4);</text:p>
            <text:p><text:s text:c="16"/>_heap_start = .; </text:p>
            <text:p><text:s text:c="16"/>end = .;</text:p>
            <text:p><text:s text:c="8"/>}</text:p>
            <text:p>}</text:p>
            <text:p/>
          </draw:text-box>
        </draw:frame>
        <draw:frame draw:name="Content Placeholder 2" draw:style-name="gr14" draw:text-style-name="P22" draw:layer="layout" svg:width="11.994cm" svg:height="11.2cm" svg:x="14.068cm" svg:y="5.583cm">
          <draw:text-box>
            <text:p/>
          </draw:text-box>
        </draw:frame>
        <draw:custom-shape draw:style-name="gr15" draw:text-style-name="P23" draw:layer="layout" svg:width="7.166cm" svg:height="1.83cm" svg:x="2.889cm" svg:y="6.57cm">
          <text:p text:style-name="P13"><text:span text:style-name="T14">.init</text:span></text:p>
          <text:p text:style-name="P13"><text:span text:style-name="T15">(this code section is declared</text:span></text:p>
          <text:p text:style-name="P13"><text:span text:style-name="T15">in the code itself)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7.166cm" svg:height="3.838cm" svg:x="2.889cm" svg:y="8.4cm">
          <text:p text:style-name="P13"><text:span text:style-name="T14">.text</text:span></text:p>
          <text:p text:style-name="P13"><text:span text:style-name="T15">(all other unidentified code section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7.166cm" svg:height="2.668cm" svg:x="2.889cm" svg:y="13.87cm">
          <text:p text:style-name="P13"><text:span text:style-name="T14">Dynamically</text:span></text:p>
          <text:p text:style-name="P13"><text:span text:style-name="T14">allocated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7.166cm" svg:height="1.7cm" svg:x="2.889cm" svg:y="12.17cm">
          <text:p text:style-name="P13"><text:span text:style-name="T14">Statically allocated data</text:span></text:p>
          <text:p text:style-name="P13"><text:span text:style-name="T15">(global and local static variables)</text:span></text:p>
          <draw:enhanced-geometry svg:viewBox="0 0 21600 21600" draw:type="rectangle" draw:enhanced-path="M 0 0 L 21600 0 21600 21600 0 21600 0 0 Z N"/>
        </draw:custom-shape>
        <draw:line draw:style-name="gr19" draw:text-style-name="P27" draw:layer="layout" svg:x1="16.581cm" svg:y1="11.222cm" svg:x2="10.055cm" svg:y2="13.163cm">
          <text:p/>
        </draw:line>
        <draw:line draw:style-name="gr19" draw:text-style-name="P27" draw:layer="layout" svg:x1="16.625cm" svg:y1="8.114cm" svg:x2="10.055cm" svg:y2="6.57cm">
          <text:p/>
        </draw:line>
        <draw:line draw:style-name="gr19" draw:text-style-name="P27" draw:layer="layout" svg:x1="16.515cm" svg:y1="13.383cm" svg:x2="10.055cm" svg:y2="13.8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7.945cm" svg:height="2.411cm" svg:x="7.121cm" svg:y="0.49cm" presentation:class="title" presentation:user-transformed="true">
          <draw:text-box>
            <text:p text:style-name="P7"><text:span text:style-name="T11">IOb-SoC: the </text:span><text:span text:style-name="T12">firmware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6">Files </text:span>(visit &amp; understand)</text:p>
                <text:list>
                  <text:list-item>
                    <text:p><text:span text:style-name="T13">Makefile</text:span>: firmware top build script</text:p>
                    <text:list>
                      <text:list-item>
                        <text:p>Includes software.mk </text:p>
                      </text:list-item>
                    </text:list>
                  </text:list-item>
                  <text:list-item>
                    <text:p><text:span text:style-name="T13">firmware.S</text:span><text:span text:style-name="T17">: the assembly start file</text:span></text:p>
                    <text:list>
                      <text:list-item>
                        <text:p><text:span text:style-name="T17">Includes system.h</text:span></text:p>
                      </text:list-item>
                    </text:list>
                  </text:list-item>
                  <text:list-item>
                    <text:p><text:span text:style-name="T13">firmware.c</text:span><text:span text:style-name="T17">: the firmware C program</text:span></text:p>
                    <text:list>
                      <text:list-item>
                        <text:p><text:span text:style-name="T17">Includes system.h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8.549cm" svg:height="2.411cm" svg:x="6.851cm" svg:y="0.627cm" presentation:class="title" presentation:user-transformed="true">
          <draw:text-box>
            <text:p text:style-name="P7"><text:span text:style-name="T11">IOb-SoC: bootloader and console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8">Bootloader</text:span></text:p>
                <text:list>
                  <text:list-item>
                    <text:p><text:span text:style-name="T18">Same structure as firmware</text:span></text:p>
                    <text:list>
                      <text:list-item>
                        <text:p><text:span text:style-name="T18">it is a normal program but used to boot the system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onsole (submodules/LIB/software/python/console)</text:span></text:p>
                <text:list>
                  <text:list-item>
                    <text:p><text:span text:style-name="T18">Communicates with the target where IPb-SoC is running</text:span></text:p>
                    <text:list>
                      <text:list-item>
                        <text:p><text:span text:style-name="T18">Board: USB/RS232 (UART)</text:span></text:p>
                      </text:list-item>
                      <text:list-item>
                        <text:p><text:span text:style-name="T18">Simulator: files cnsl2soc and soc2cnsl</text:span></text:p>
                      </text:list-item>
                    </text:list>
                  </text:list-item>
                  <text:list-item>
                    <text:p><text:span text:style-name="T18">May send the firmware to target repeatedly for debugging without hardware recompilation</text:span></text:p>
                  </text:list-item>
                  <text:list-item>
                    <text:p><text:span text:style-name="T18">Acts like a server and the target is the client asking it to print messages, send or receive files and terminate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8.317cm" svg:height="2.411cm" svg:x="7.585cm" svg:y="0.743cm" presentation:class="title" presentation:user-transformed="true">
          <draw:text-box>
            <text:p text:style-name="P7"><text:span text:style-name="T11">IOb-SoC: the </text:span><text:span text:style-name="T12">hardware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4.8cm" presentation:class="outline" presentation:user-transformed="true">
          <draw:text-box>
            <text:list text:style-name="L3">
              <text:list-item>
                <text:p><text:span text:style-name="T16">Directories</text:span></text:p>
                <text:list>
                  <text:list-item>
                    <text:p><text:span text:style-name="T13">src</text:span>: the basic system verilog files</text:p>
                  </text:list-item>
                  <text:list-item>
                    <text:p><text:span text:style-name="T13">testbench</text:span>: Verilog testbench</text:p>
                  </text:list-item>
                  <text:list-item>
                    <text:p><text:span text:style-name="T13">include</text:span>: the Verilog header files (shared by many files)</text:p>
                  </text:list-item>
                  <text:list-item>
                    <text:p><text:span text:style-name="T13">simulation</text:span>: build and run directories</text:p>
                  </text:list-item>
                  <text:list-item>
                    <text:p><text:span text:style-name="T19">fpga</text:span><text:span text:style-name="T20">: </text:span><text:span text:style-name="T17">build and run directories</text:span></text:p>
                  </text:list-item>
                  <text:list-item>
                    <text:p><text:span text:style-name="T19">asic</text:span><text:span text:style-name="T20">: </text:span><text:span text:style-name="T17">build and run directories</text:span></text:p>
                  </text:list-item>
                </text:list>
              </text:list-item>
              <text:list-item>
                <text:p>Files:</text:p>
                <text:list>
                  <text:list-item>
                    <text:p><text:span text:style-name="T13">hardware.mk</text:span>: makefile segment for hardware makefiles (simulation, fpga and 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8.269cm" svg:height="2.411cm" svg:x="6.588cm" svg:y="0.789cm" presentation:class="title" presentation:user-transformed="true">
          <draw:text-box>
            <text:p text:style-name="P7"><text:span text:style-name="T11">IOb-SoC: the </text:span><text:span text:style-name="T12">hardware/src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<text:span text:style-name="T13">Verilog</text:span> modules</text:p>
              </text:list-item>
              <text:list-item>
                <text:p>Verilog is a hardware <text:span text:style-name="T13">DESCRIPTION language</text:span></text:p>
              </text:list-item>
              <text:list-item>
                <text:p><text:span text:style-name="T17">Verilog is </text:span><text:span text:style-name="T13">not a programming language</text:span></text:p>
              </text:list-item>
              <text:list-item>
                <text:p><text:span text:style-name="T17">We are describing </text:span><text:span text:style-name="T13">circuits</text:span><text:span text:style-name="T17"> not procedures</text:span></text:p>
              </text:list-item>
              <text:list-item>
                <text:p><text:span text:style-name="T17">We use procedures to describe circui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3" draw:master-page-name="Title_20__2b__20_Content" presentation:presentation-page-layout-name="AL2T11">
        <office:forms form:automatic-focus="false" form:apply-design-mode="false"/>
        <draw:frame draw:name="Title 1" presentation:style-name="pr8" draw:text-style-name="P20" draw:layer="layout" svg:width="11.21cm" svg:height="3.61cm" svg:x="10.116cm" svg:y="0.036cm" presentation:class="title" presentation:user-transformed="true">
          <draw:text-box>
            <text:p text:style-name="P7"><text:span text:style-name="T11">Verilog module </text:span><text:span text:style-name="T11"><text:line-break/></text:span><text:span text:style-name="T11">(a digital circuit)</text:span></text:p>
          </draw:text-box>
        </draw:frame>
        <draw:custom-shape draw:name="Rectangle 8" draw:style-name="gr20" draw:text-style-name="P29" xml:id="id7" draw:id="id7" draw:layer="layout" svg:width="5.988cm" svg:height="5.178cm" svg:x="8.185cm" svg:y="6.155cm">
          <text:p text:style-name="P28"><text:span text:style-name="T21">Verilog module</text:span></text:p>
          <text:p text:style-name="P28"><text:span text:style-name="T22">A Digit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" draw:text-style-name="P31" xml:id="id9" draw:id="id9" draw:layer="layout" svg:width="2.226cm" svg:height="1.013cm" svg:x="0.926cm" svg:y="8.213cm">
          <text:p text:style-name="P30"><text:span text:style-name="T23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" draw:text-style-name="P31" xml:id="id8" draw:id="id8" draw:layer="layout" svg:width="2.726cm" svg:height="1.013cm" svg:x="20.53cm" svg:y="8.233cm">
          <text:p text:style-name="P30"><text:span text:style-name="T23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" draw:text-style-name="P31" xml:id="id10" draw:id="id10" draw:layer="layout" svg:width="7.861cm" svg:height="1.013cm" svg:x="7.272cm" svg:y="14.994cm">
          <text:p text:style-name="P30"><text:span text:style-name="T23">Inouts (bidirectional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" draw:text-style-name="P13" draw:layer="layout" svg:x1="14.173cm" svg:y1="8.744cm" svg:x2="20.53cm" svg:y2="8.739cm" draw:start-shape="id7" draw:start-glue-point="1" draw:end-shape="id8" draw:end-glue-point="3" svg:d="M14173 8744h3185v-5h3172" svg:viewBox="0 0 6358 6">
          <text:p/>
        </draw:connector>
        <draw:connector draw:style-name="gr22" draw:text-style-name="P13" draw:layer="layout" svg:x1="3.152cm" svg:y1="8.719cm" svg:x2="8.185cm" svg:y2="8.744cm" draw:start-shape="id9" draw:start-glue-point="1" draw:end-shape="id7" svg:d="M3152 8719h2510v25h2523" svg:viewBox="0 0 5034 26">
          <text:p/>
        </draw:connector>
        <draw:connector draw:style-name="gr23" draw:text-style-name="P13" draw:layer="layout" svg:x1="11.179cm" svg:y1="11.333cm" svg:x2="11.202cm" svg:y2="14.994cm" draw:start-shape="id7" draw:start-glue-point="2" draw:end-shape="id10" draw:end-glue-point="0" svg:d="M11179 11333v1869h23v1792" svg:viewBox="0 0 24 3662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>
        <office:forms form:automatic-focus="false" form:apply-design-mode="false"/>
        <draw:frame draw:name="Title 1" presentation:style-name="pr8" draw:text-style-name="P20" draw:layer="layout" svg:width="21.264cm" svg:height="2.411cm" svg:x="6.965cm" svg:y="1.026cm" presentation:class="title" presentation:user-transformed="true">
          <draw:text-box>
            <text:p text:style-name="P7"><text:span text:style-name="T11">Verilog module (a real circuit)</text:span></text:p>
          </draw:text-box>
        </draw:frame>
        <draw:frame draw:style-name="gr24" draw:text-style-name="P32" draw:layer="layout" svg:width="16.923cm" svg:height="12.338cm" svg:x="4.168cm" svg:y="4.541cm">
          <draw:text-box>
            <text:p><text:span text:style-name="T24">module</text:span> my_peripheral</text:p>
            <text:p><text:s text:c="3"/>(</text:p>
            <text:p><text:s text:c="4"/><text:span text:style-name="T25">input</text:span> <text:s text:c="19"/>clk,</text:p>
            <text:p><text:s text:c="4"/>input <text:s text:c="20"/>rst,</text:p>
            <text:p/>
            <text:p><text:s text:c="4"/>// native bus</text:p>
            <text:p><text:s text:c="4"/>input <text:s text:c="41"/>valid,</text:p>
            <text:p><text:s text:c="4"/>input <text:s text:c="3"/>[`SRAM_ADDR_W-3:0] addr,</text:p>
            <text:p><text:s text:c="4"/>input <text:s text:c="3"/>[`DATA_W-1:0] <text:s text:c="13"/>wdata, //used for booting</text:p>
            <text:p><text:s text:c="4"/>input <text:s text:c="3"/>[`DATA_W/8-1:0] <text:s text:c="10"/>wstrb, //used for booting</text:p>
            <text:p><text:s text:c="4"/>output <text:s/>[`DATA_W-1:0] <text:s text:c="13"/>rdata,</text:p>
            <text:p><text:s text:c="4"/><text:span text:style-name="T26">output</text:span> <text:s text:c="37"/>ready</text:p>
            <text:p>);</text:p>
            <text:p/>
            <text:p>//description of module goes here</text:p>
            <text:p/>
            <text:p><text:span text:style-name="T25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>
        <office:forms form:automatic-focus="false" form:apply-design-mode="false"/>
        <draw:frame draw:name="Title 1" presentation:style-name="pr8" draw:text-style-name="P20" draw:layer="layout" svg:width="16.224cm" svg:height="2.411cm" svg:x="8.935cm" svg:y="0.846cm" presentation:class="title" presentation:user-transformed="true">
          <draw:text-box>
            <text:p text:style-name="P7"><text:span text:style-name="T11">The testbench directory</text:span></text:p>
          </draw:text-box>
        </draw:frame>
        <draw:custom-shape draw:name="Snip Single Corner Rectangle 6" draw:style-name="gr25" draw:text-style-name="P33" draw:layer="layout" svg:width="17.053cm" svg:height="9.78cm" svg:x="4.384cm" svg:y="6.074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TextBox 7" draw:style-name="gr21" draw:text-style-name="P31" draw:layer="layout" svg:width="4.52cm" svg:height="1.013cm" svg:x="4.784cm" svg:y="6.295cm">
          <text:p text:style-name="P30"><text:span text:style-name="T23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29" draw:layer="layout" svg:width="3.638cm" svg:height="1.895cm" svg:x="10.024cm" svg:y="9.6cm">
          <text:p text:style-name="P28"><text:span text:style-name="T22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27" draw:text-style-name="P34" draw:layer="layout" svg:width="1.067cm" svg:height="0.906cm" svg:x="16.018cm" svg:y="12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7" draw:text-style-name="P34" draw:layer="layout" svg:width="1.067cm" svg:height="0.906cm" svg:x="16.018cm" svg:y="7.8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8" draw:text-style-name="P35" draw:layer="layout" svg:width="1.067cm" svg:height="0.906cm" svg:x="6.034cm" svg:y="8.3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35" draw:layer="layout" svg:width="1.067cm" svg:height="0.906cm" svg:x="6.034cm" svg:y="12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29" draw:text-style-name="P36" draw:layer="layout" svg:width="1.351cm" svg:height="5.275cm" draw:transform="rotate (-1.5707963267949) translate (11.826cm 11.477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bow Connector 17" draw:style-name="gr30" draw:text-style-name="P36" draw:layer="layout" svg:width="1.308cm" svg:height="3.455cm" draw:transform="rotate (-1.5707963267949) translate (10.006cm 9.23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21" draw:text-style-name="P31" draw:layer="layout" svg:width="4.656cm" svg:height="1.013cm" svg:x="4.621cm" svg:y="10.766cm">
          <text:p text:style-name="P30"><text:span text:style-name="T23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31" draw:text-style-name="P36" draw:layer="layout" svg:width="1.267cm" svg:height="4.173cm" draw:transform="rotate (-1.5707963267949) translate (16cm 8.313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32" draw:text-style-name="P36" draw:layer="layout" svg:width="2.353cm" svg:height="2.076cm" svg:x="13.664cm" svg:y="10.54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30" draw:style-name="gr21" draw:text-style-name="P31" draw:layer="layout" svg:width="5.147cm" svg:height="1.013cm" svg:x="14.337cm" svg:y="9.365cm">
          <text:p text:style-name="P30"><text:span text:style-name="T23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33" draw:text-style-name="P37" draw:layer="layout" svg:width="2.089cm" svg:height="1.465cm" svg:x="18.437cm" svg:y="10.53cm">
          <text:p text:style-name="P28"><text:span text:style-name="T22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bow Connector 33" draw:style-name="gr34" draw:text-style-name="P36" draw:layer="layout" svg:width="2.395cm" svg:height="0.627cm" svg:x="17.086cm" svg:y="11.978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35" draw:text-style-name="P36" draw:layer="layout" svg:width="2.395cm" svg:height="2.197cm" svg:x="17.086cm" svg:y="8.33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21" draw:text-style-name="P31" draw:layer="layout" svg:width="1.913cm" svg:height="1.013cm" svg:x="7.652cm" svg:y="9.593cm">
          <text:p text:style-name="P30"><text:span text:style-name="T23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" draw:text-style-name="P31" draw:layer="layout" svg:width="2.408cm" svg:height="1.013cm" svg:x="12.204cm" svg:y="7.465cm">
          <text:p text:style-name="P30"><text:span text:style-name="T23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36" draw:text-style-name="P36" draw:layer="layout" svg:width="0.54cm" svg:height="1.145cm" svg:x="5.457cm" svg:y="9.5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37" draw:text-style-name="P36" draw:layer="layout" svg:width="0.283cm" svg:height="0.9cm" svg:x="5.657cm" svg:y="11.6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8" draw:text-style-name="P36" draw:layer="layout" svg:width="0.787cm" svg:height="0.768cm" svg:x="15.052cm" svg:y="8.7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39" draw:text-style-name="P36" draw:layer="layout" svg:width="0.456cm" svg:height="1.407cm" svg:x="15.718cm" svg:y="10.4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Content" presentation:presentation-page-layout-name="AL2T11">
        <office:forms form:automatic-focus="false" form:apply-design-mode="false"/>
        <draw:frame draw:name="Title 1" presentation:style-name="pr8" draw:text-style-name="P20" draw:layer="layout" svg:width="21.264cm" svg:height="2.411cm" svg:x="7.965cm" svg:y="0.826cm" presentation:class="title" presentation:user-transformed="true">
          <draw:text-box>
            <text:p text:style-name="P7"><text:span text:style-name="T11">Verilog testbench</text:span><text:span text:style-name="T11"><text:line-break/></text:span><text:span text:style-name="T11">(not a real circuit!)</text:span></text:p>
          </draw:text-box>
        </draw:frame>
        <draw:frame draw:style-name="gr40" draw:text-style-name="P38" draw:layer="layout" svg:width="10.722cm" svg:height="5.228cm" svg:x="7.255cm" svg:y="7.892cm">
          <draw:text-box>
            <text:p><text:span text:style-name="T27">module</text:span><text:span text:style-name="T14"> my_testbench;</text:span></text:p>
            <text:p><text:span text:style-name="T14"/></text:p>
            <text:p><text:span text:style-name="T14">//description of test hardware</text:span></text:p>
            <text:p><text:span text:style-name="T14"/></text:p>
            <text:p><text:span text:style-name="T14">//instance of the Unit Under Test</text:span></text:p>
            <text:p><text:span text:style-name="T14"/></text:p>
            <text:p><text:span text:style-name="T28">endmodule</text:span></text:p>
          </draw:text-box>
        </draw:frame>
        <draw:frame draw:style-name="gr41" draw:text-style-name="P38" draw:layer="layout" svg:width="7.965cm" svg:height="0.962cm" svg:x="3.264cm" svg:y="5.402cm">
          <draw:text-box>
            <text:p><text:span text:style-name="T14">Used in Verilog simula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Content" presentation:presentation-page-layout-name="AL2T11">
        <office:forms form:automatic-focus="false" form:apply-design-mode="false"/>
        <draw:frame draw:name="Title 1" presentation:style-name="pr8" draw:text-style-name="P20" draw:layer="layout" svg:width="21.264cm" svg:height="2.411cm" svg:x="7.965cm" svg:y="0.826cm" presentation:class="title" presentation:user-transformed="true">
          <draw:text-box>
            <text:p text:style-name="P7"><text:span text:style-name="T11">Verilog header files</text:span></text:p>
          </draw:text-box>
        </draw:frame>
        <draw:frame draw:style-name="gr42" draw:text-style-name="P38" draw:layer="layout" svg:width="19.954cm" svg:height="11.465cm" svg:x="4.124cm" svg:y="5.159cm">
          <draw:text-box>
            <text:p><text:span text:style-name="T27">`include “</text:span><text:span text:style-name="T29">my_header_file.vh</text:span><text:span text:style-name="T27">”</text:span></text:p>
            <text:p><text:span text:style-name="T30">// this like the C language #include</text:span></text:p>
            <text:p><text:span text:style-name="T27"/></text:p>
            <text:p><text:span text:style-name="T30">module</text:span><text:span text:style-name="T14"> my_testbench;</text:span></text:p>
            <text:p><text:span text:style-name="T14"/></text:p>
            <text:p><text:span text:style-name="T14">//description of test hardware</text:span></text:p>
            <text:p><text:span text:style-name="T14"/></text:p>
            <text:p><text:span text:style-name="T14">//instance of the Unit Under Test</text:span></text:p>
            <text:p><text:span text:style-name="T14"/></text:p>
            <text:p><text:span text:style-name="T31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8.85cm" svg:height="3.528cm" svg:x="6.17cm" svg:y="0.278cm" presentation:class="title" presentation:user-transformed="true">
          <draw:text-box>
            <text:p text:style-name="P7"><text:span text:style-name="T11">IOb-SoC: the </text:span><text:span text:style-name="T12">simulation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simulation build and run directories, one directory per simulator</text:p>
                <text:list>
                  <text:list-item>
                    <text:p>Only the icarus simulator will be used </text:p>
                    <text:list>
                      <text:list-item>
                        <text:p>The icarus directory only has a simulation makefile (visit)</text:p>
                      </text:list-item>
                    </text:list>
                  </text:list-item>
                </text:list>
              </text:list-item>
              <text:list-item>
                <text:p><text:span text:style-name="T17">Files:</text:span></text:p>
                <text:list>
                  <text:list-item>
                    <text:p><text:span text:style-name="T17">the simulation.mk makefile segment (visit)</text:span></text:p>
                  </text:list-item>
                  <text:list-item>
                    <text:p><text:span text:style-name="T17">The waves.gtkw input file for the gtkwave program</text:span></text:p>
                  </text:list-item>
                </text:list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9.036cm" svg:height="3.458cm" svg:x="6.657cm" svg:y="0.163cm" presentation:class="title" presentation:user-transformed="true">
          <draw:text-box>
            <text:p text:style-name="P7"><text:span text:style-name="T11">IOb-SoC: the </text:span><text:span text:style-name="T12">document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document build directories, one directory per document type</text:p>
                <text:list>
                  <text:list-item>
                    <text:p>pb: product brief </text:p>
                    <text:list>
                      <text:list-item>
                        <text:p>Makefile</text:p>
                      </text:list-item>
                      <text:list-item>
                        <text:p>.tex files</text:p>
                      </text:list-item>
                      <text:list-item>
                        <text:p>.pdf file for easy viewing</text:p>
                      </text:list-item>
                      <text:list-item>
                        <text:p>Private <text:span text:style-name="T13">figures</text:span><text:span text:style-name="T17"> directory</text:span></text:p>
                      </text:list-item>
                    </text:list>
                  </text:list-item>
                  <text:list-item>
                    <text:p>presentation: slide presentation</text:p>
                  </text:list-item>
                </text:list>
              </text:list-item>
              <text:list-item>
                <text:p><text:span text:style-name="T17">Contains the </text:span><text:span text:style-name="T13">figures</text:span><text:span text:style-name="T17"> directory</text:span></text:p>
                <text:list>
                  <text:list-item>
                    <text:p><text:span text:style-name="T17">Figures that are shared among different documents</text:span></text:p>
                  </text:list-item>
                </text:list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20" draw:layer="layout" svg:width="17.713cm" svg:height="2.411cm" svg:x="7.423cm" svg:y="0.627cm" presentation:class="title" presentation:user-transformed="true">
          <draw:text-box>
            <text:p text:style-name="P7"><text:span text:style-name="T11">IOb-SoC: the </text:span><text:span text:style-name="T12">submodules</text:span><text:span text:style-name="T11"> directory</text:span></text:p>
          </draw:text-box>
        </draw:frame>
        <draw:frame draw:name="Content Placeholder 2" presentation:style-name="pr7" draw:layer="layout" svg:width="23.919cm" svg:height="11.2cm" svg:x="1.638cm" svg:y="5.457cm" presentation:class="outline" presentation:user-transformed="true">
          <draw:text-box>
            <text:list text:style-name="L3">
              <text:list-item>
                <text:p><text:span text:style-name="T17">System submodules</text:span></text:p>
                <text:list>
                  <text:list-item>
                    <text:p><text:span text:style-name="T17">CPU</text:span></text:p>
                  </text:list-item>
                  <text:list-item>
                    <text:p><text:span text:style-name="T17">CACHE</text:span></text:p>
                  </text:list-item>
                  <text:list-item>
                    <text:p><text:span text:style-name="T17">UART</text:span></text:p>
                  </text:list-item>
                </text:list>
              </text:list-item>
              <text:list-item>
                <text:p><text:span text:style-name="T17">A git submodule is a pointer to another git repository</text:span></text:p>
                <text:list>
                  <text:list-item>
                    <text:p><text:span text:style-name="T17">Allows for modular and distributed development</text:span></text:p>
                  </text:list-item>
                  <text:list-item>
                    <text:p><text:span text:style-name="T17">Easy to add with the git submodule add &lt;url&gt; path/to/the/submodule</text:span></text:p>
                  </text:list-item>
                  <text:list-item>
                    <text:p text:style-name="P39"><text:span text:style-name="T20">Easy to remove: <text:s/>git rm </text:span><text:span text:style-name="T17">path/to/the/submodule</text:span></text:p>
                  </text:list-item>
                </text:list>
              </text:list-item>
              <text:list-item>
                <text:p><text:span text:style-name="T17">The way the system collects hardware and software components from the submodules and assembles them in the system is taught in the next class.</text:span></text:p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19">19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19">19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76</meta:editing-cycles>
    <meta:creation-date>2014-07-21T10:31:21</meta:creation-date>
    <dc:date>2022-12-19T21:59:29.054490994</dc:date>
    <meta:editing-duration>P2DT22H6M31S</meta:editing-duration>
    <meta:generator>LibreOffice/7.3.7.2$Linux_X86_64 LibreOffice_project/30$Build-2</meta:generator>
    <meta:document-statistic meta:object-count="15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